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a60" officeooo:paragraph-rsid="0003fa60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Arrowheads_20_1" draw:marker-end="Arrowheads_20_1" draw:fill="none" draw:fill-color="#ffffff" fo:min-height="0.278in" style:run-through="foreground"/>
    </style:style>
    <style:style style:name="gr3" style:family="graphic">
      <style:graphic-properties draw:marker-start="Arrowheads_20_1" draw:marker-end="Arrowheads_20_1" draw:textarea-horizontal-align="center" draw:textarea-vertical-align="middle" style:run-through="foreground"/>
    </style:style>
    <style:style style:name="gr4" style:family="graphic">
      <style:graphic-properties draw:textarea-horizontal-align="justify" draw:textarea-vertical-align="middle" draw:auto-grow-height="false" fo:min-height="0.3189in" fo:min-width="1.4709in" style:run-through="foreground"/>
    </style:style>
    <style:style style:name="gr5" style:family="graphic">
      <style:graphic-properties draw:textarea-horizontal-align="justify" draw:textarea-vertical-align="middle" draw:auto-grow-height="false" fo:min-height="0.1693in" fo:min-width="1.2299in" style:run-through="foreground"/>
    </style:style>
    <style:style style:name="gr6" style:family="graphic">
      <style:graphic-properties draw:textarea-horizontal-align="justify" draw:textarea-vertical-align="middle" draw:auto-grow-height="false" fo:min-height="0.311in" fo:min-width="0.7984in" style:run-through="foreground"/>
    </style:style>
    <style:style style:name="gr7" style:family="graphic">
      <style:graphic-properties draw:textarea-horizontal-align="justify" draw:textarea-vertical-align="middle" draw:auto-grow-height="false" fo:min-height="0.1874in" fo:min-width="1.0555in" style:run-through="foreground"/>
    </style:style>
    <style:style style:name="gr8" style:family="graphic">
      <style:graphic-properties draw:textarea-horizontal-align="justify" draw:textarea-vertical-align="middle" draw:auto-grow-height="false" fo:min-height="0.2118in" fo:min-width="1.0654in" style:run-through="foreground"/>
    </style:style>
    <style:style style:name="gr9" style:family="graphic">
      <style:graphic-properties draw:textarea-horizontal-align="justify" draw:textarea-vertical-align="middle" draw:auto-grow-height="false" fo:min-height="0.2252in" fo:min-width="1.2299in" style:run-through="foreground"/>
    </style:style>
    <style:style style:name="gr10" style:family="graphic">
      <style:graphic-properties draw:fill-color="#ffffff" draw:opacity="0%" draw:textarea-horizontal-align="justify" draw:textarea-vertical-align="middle" draw:auto-grow-height="false" fo:min-height="4.9047in" fo:min-width="2.6154in" draw:shadow-opacity="0%" style:run-through="foreground"/>
    </style:style>
    <style:style style:name="gr11" style:family="graphic">
      <style:graphic-properties draw:textarea-horizontal-align="justify" draw:textarea-vertical-align="middle" draw:auto-grow-height="false" fo:min-height="0.2402in" fo:min-width="1.2299in" style:run-through="foreground"/>
    </style:style>
    <style:style style:name="gr12" style:family="graphic">
      <style:graphic-properties draw:textarea-horizontal-align="justify" draw:textarea-vertical-align="middle" draw:auto-grow-height="false" fo:min-height="0.1866in" fo:min-width="1.2319in" style:run-through="foreground"/>
    </style:style>
    <style:style style:name="gr13" style:family="graphic">
      <style:graphic-properties draw:textarea-horizontal-align="justify" draw:textarea-vertical-align="middle" draw:auto-grow-height="false" fo:min-height="0.2957in" fo:min-width="1.1984in" style:run-through="foreground"/>
    </style:style>
    <style:style style:name="gr14" style:family="graphic">
      <style:graphic-properties draw:fill-color="#ffffff" draw:opacity="0%" draw:textarea-horizontal-align="justify" draw:textarea-vertical-align="middle" draw:auto-grow-height="false" fo:min-height="0.9071in" fo:min-width="3.7138in" draw:shadow-opacity="0%" style:run-through="foreground"/>
    </style:style>
    <style:style style:name="gr15" style:family="graphic">
      <style:graphic-properties draw:textarea-horizontal-align="justify" draw:textarea-vertical-align="middle" draw:auto-grow-height="false" fo:min-height="0.2957in" fo:min-width="1.25in" style:run-through="foreground"/>
    </style:style>
    <style:style style:name="gr16" style:family="graphic">
      <style:graphic-properties draw:textarea-horizontal-align="justify" draw:textarea-vertical-align="middle" draw:auto-grow-height="false" fo:min-height="0.2953in" fo:min-width="2.0945in" style:run-through="foreground"/>
    </style:style>
    <style:style style:name="gr17" style:family="graphic">
      <style:graphic-properties draw:textarea-horizontal-align="justify" draw:textarea-vertical-align="middle" draw:auto-grow-height="false" fo:min-height="0.2646in" fo:min-width="0.5217in" style:run-through="foreground"/>
    </style:style>
    <style:style style:name="gr18" style:family="graphic">
      <style:graphic-properties draw:fill-color="#ffffff" draw:opacity="0%" draw:textarea-horizontal-align="justify" draw:textarea-vertical-align="middle" draw:auto-grow-height="false" fo:min-height="1.1075in" fo:min-width="1.4366in" draw:shadow-opacity="0%" style:run-through="foreground"/>
    </style:style>
    <style:style style:name="gr19" style:family="graphic">
      <style:graphic-properties draw:textarea-horizontal-align="justify" draw:textarea-vertical-align="middle" draw:auto-grow-height="false" fo:min-height="0.2957in" fo:min-width="1.1882in" style:run-through="foreground"/>
    </style:style>
    <style:style style:name="gr20" style:family="graphic">
      <style:graphic-properties draw:marker-end="Arrowheads_20_1" draw:textarea-horizontal-align="center" draw:textarea-vertical-align="middle" style:run-through="foreground"/>
    </style:style>
    <style:style style:name="gr21" style:family="graphic">
      <style:graphic-properties draw:stroke="none" svg:stroke-color="#000000" draw:marker-end="Arrowheads_20_1" draw:fill="none" draw:fill-color="#ffffff" fo:min-height="0.3028in" style:run-through="foreground"/>
    </style:style>
    <style:style style:name="gr22" style:family="graphic">
      <style:graphic-properties draw:fill-color="#ffffff" draw:opacity="0%" draw:textarea-horizontal-align="justify" draw:textarea-vertical-align="middle" draw:auto-grow-height="false" fo:min-height="1.5193in" fo:min-width="1.4374in" draw:shadow-opacity="0%" style:run-through="foreground"/>
    </style:style>
    <style:style style:name="gr23" style:family="graphic">
      <style:graphic-properties draw:stroke="none" svg:stroke-color="#000000" draw:marker-end="Arrowheads_20_1" draw:fill="none" draw:fill-color="#ffffff" fo:min-height="0.2437in" style:run-through="foreground"/>
    </style:style>
    <style:style style:name="gr24" style:family="graphic">
      <style:graphic-properties draw:textarea-horizontal-align="justify" draw:textarea-vertical-align="middle" draw:auto-grow-height="false" fo:min-height="0.3492in" fo:min-width="1.2299in" style:run-through="foreground"/>
    </style:style>
    <style:style style:name="gr25" style:family="graphic">
      <style:graphic-properties draw:stroke="none" svg:stroke-color="#000000" draw:marker-end="Arrowheads_20_1" draw:fill="none" draw:fill-color="#ffffff" fo:min-height="0.2189in" style:run-through="foreground"/>
    </style:style>
    <style:style style:name="gr26" style:family="graphic">
      <style:graphic-properties draw:fill-color="#ffffff" draw:opacity="0%" draw:textarea-horizontal-align="justify" draw:textarea-vertical-align="middle" draw:auto-grow-height="false" fo:min-height="0.6472in" fo:min-width="2.3252in" draw:shadow-opacity="0%" style:run-through="foreground"/>
    </style:style>
    <style:style style:name="gr27" style:family="graphic">
      <style:graphic-properties draw:stroke="none" svg:stroke-color="#000000" draw:marker-end="Arrowheads_20_1" draw:fill="none" draw:fill-color="#ffffff" fo:min-height="0.1957in" style:run-through="foreground"/>
    </style:style>
    <style:style style:name="gr28" style:family="graphic">
      <style:graphic-properties draw:stroke="none" svg:stroke-color="#000000" draw:marker-end="Arrowheads_20_1" draw:fill="none" draw:fill-color="#ffffff" fo:min-height="0.2193in" style:run-through="foreground"/>
    </style:style>
    <style:style style:name="gr29" style:family="graphic">
      <style:graphic-properties draw:marker-start="Arrowheads_20_1" draw:marker-end="Arrowheads_20_3" draw:textarea-horizontal-align="center" draw:textarea-vertical-align="middle" style:run-through="foreground"/>
    </style:style>
    <style:style style:name="gr30" style:family="graphic">
      <style:graphic-properties draw:fill-color="#ffffff" draw:opacity="0%" draw:textarea-horizontal-align="justify" draw:textarea-vertical-align="middle" draw:auto-grow-height="false" fo:min-height="6.4453in" fo:min-width="3.9146in" draw:shadow-opacity="0%" style:run-through="foreground"/>
    </style:style>
    <style:style style:name="gr31" style:family="graphic">
      <style:graphic-properties draw:stroke="none" svg:stroke-color="#000000" draw:marker-end="Arrowheads_20_1" draw:fill="none" draw:fill-color="#ffffff" fo:min-height="0.2354in" style:run-through="foreground"/>
    </style:style>
    <style:style style:name="gr32" style:family="graphic">
      <style:graphic-properties draw:textarea-horizontal-align="justify" draw:textarea-vertical-align="middle" draw:auto-grow-height="false" fo:min-height="0.3173in" fo:min-width="1.4709in" style:run-through="foreground"/>
    </style:style>
    <style:style style:name="gr33" style:family="graphic">
      <style:graphic-properties draw:textarea-horizontal-align="justify" draw:textarea-vertical-align="middle" draw:auto-grow-height="false" fo:min-height="0.1689in" fo:min-width="1.2299in" style:run-through="foreground"/>
    </style:style>
    <style:style style:name="gr34" style:family="graphic">
      <style:graphic-properties draw:textarea-horizontal-align="justify" draw:textarea-vertical-align="middle" draw:auto-grow-height="false" fo:min-height="0.1862in" fo:min-width="1.0563in" style:run-through="foreground"/>
    </style:style>
    <style:style style:name="gr35" style:family="graphic">
      <style:graphic-properties draw:textarea-horizontal-align="justify" draw:textarea-vertical-align="middle" draw:auto-grow-height="false" fo:min-height="0.2126in" fo:min-width="1.0661in" style:run-through="foreground"/>
    </style:style>
    <style:style style:name="gr36" style:family="graphic">
      <style:graphic-properties draw:textarea-horizontal-align="justify" draw:textarea-vertical-align="middle" draw:auto-grow-height="false" fo:min-height="0.2244in" fo:min-width="1.2299in" style:run-through="foreground"/>
    </style:style>
    <style:style style:name="gr37" style:family="graphic">
      <style:graphic-properties draw:fill-color="#ffffff" draw:opacity="0%" draw:textarea-horizontal-align="justify" draw:textarea-vertical-align="middle" draw:auto-grow-height="false" fo:min-height="4.9043in" fo:min-width="2.6154in" draw:shadow-opacity="0%" style:run-through="foreground"/>
    </style:style>
    <style:style style:name="gr38" style:family="graphic">
      <style:graphic-properties draw:textarea-horizontal-align="justify" draw:textarea-vertical-align="middle" draw:auto-grow-height="false" fo:min-height="0.1866in" fo:min-width="1.2327in" style:run-through="foreground"/>
    </style:style>
    <style:style style:name="gr39" style:family="graphic">
      <style:graphic-properties draw:textarea-horizontal-align="justify" draw:textarea-vertical-align="middle" draw:auto-grow-height="false" fo:min-height="0.2957in" fo:min-width="1.1992in" style:run-through="foreground"/>
    </style:style>
    <style:style style:name="gr40" style:family="graphic">
      <style:graphic-properties draw:fill-color="#ffffff" draw:opacity="0%" draw:textarea-horizontal-align="justify" draw:textarea-vertical-align="middle" draw:auto-grow-height="false" fo:min-height="0.9098in" fo:min-width="3.7134in" draw:shadow-opacity="0%" style:run-through="foreground"/>
    </style:style>
    <style:style style:name="gr41" style:family="graphic">
      <style:graphic-properties draw:textarea-horizontal-align="justify" draw:textarea-vertical-align="middle" draw:auto-grow-height="false" fo:min-height="0.2965in" fo:min-width="1.2508in" style:run-through="foreground"/>
    </style:style>
    <style:style style:name="gr42" style:family="graphic">
      <style:graphic-properties draw:textarea-horizontal-align="justify" draw:textarea-vertical-align="middle" draw:auto-grow-height="false" fo:min-height="0.2957in" fo:min-width="2.0929in" style:run-through="foreground"/>
    </style:style>
    <style:style style:name="gr43" style:family="graphic">
      <style:graphic-properties draw:textarea-horizontal-align="justify" draw:textarea-vertical-align="middle" draw:auto-grow-height="false" fo:min-height="0.2654in" fo:min-width="0.5209in" style:run-through="foreground"/>
    </style:style>
    <style:style style:name="gr44" style:family="graphic">
      <style:graphic-properties draw:fill-color="#ffffff" draw:opacity="0%" draw:textarea-horizontal-align="justify" draw:textarea-vertical-align="middle" draw:auto-grow-height="false" fo:min-height="1.1083in" fo:min-width="1.4362in" draw:shadow-opacity="0%" style:run-through="foreground"/>
    </style:style>
    <style:style style:name="gr45" style:family="graphic">
      <style:graphic-properties draw:textarea-horizontal-align="justify" draw:textarea-vertical-align="middle" draw:auto-grow-height="false" fo:min-height="0.2929in" fo:min-width="1.1898in" style:run-through="foreground"/>
    </style:style>
    <style:style style:name="gr46" style:family="graphic">
      <style:graphic-properties draw:textarea-horizontal-align="justify" draw:textarea-vertical-align="middle" draw:auto-grow-height="false" fo:min-height="0.3472in" fo:min-width="1.2299in" style:run-through="foreground"/>
    </style:style>
    <style:style style:name="gr47" style:family="graphic">
      <style:graphic-properties draw:stroke="none" svg:stroke-color="#000000" draw:marker-end="Arrowheads_20_1" draw:fill="none" draw:fill-color="#ffffff" fo:min-height="0.2445in" style:run-through="foreground"/>
    </style:style>
    <style:style style:name="gr48" style:family="graphic">
      <style:graphic-properties draw:textarea-horizontal-align="justify" draw:textarea-vertical-align="middle" draw:auto-grow-height="false" fo:min-height="0.35in" fo:min-width="1.2299in" style:run-through="foreground"/>
    </style:style>
    <style:style style:name="gr49" style:family="graphic">
      <style:graphic-properties draw:fill-color="#ffffff" draw:opacity="0%" draw:textarea-horizontal-align="justify" draw:textarea-vertical-align="middle" draw:auto-grow-height="false" fo:min-height="0.6484in" fo:min-width="2.3252in" draw:shadow-opacity="0%" style:run-through="foreground"/>
    </style:style>
    <style:style style:name="gr50" style:family="graphic">
      <style:graphic-properties draw:stroke="none" svg:stroke-color="#000000" draw:marker-end="Arrowheads_20_1" draw:fill="none" draw:fill-color="#ffffff" fo:min-height="0.1929in" style:run-through="foreground"/>
    </style:style>
    <style:style style:name="gr51" style:family="graphic">
      <style:graphic-properties draw:fill-color="#ffffff" draw:opacity="0%" draw:textarea-horizontal-align="justify" draw:textarea-vertical-align="middle" draw:auto-grow-height="false" fo:min-height="6.4457in" fo:min-width="3.9146in" draw:shadow-opacity="0%" style:run-through="foreground"/>
    </style:style>
    <style:style style:name="gr52" style:family="graphic">
      <style:graphic-properties draw:stroke="none" svg:stroke-color="#000000" draw:marker-end="Arrowheads_20_1" draw:fill="none" draw:fill-color="#ffffff" fo:min-height="0.2346in" style:run-through="foreground"/>
    </style:style>
    <style:style style:name="gr53" style:family="graphic">
      <style:graphic-properties draw:fill-color="#ffffff" draw:opacity="0%" draw:textarea-horizontal-align="justify" draw:textarea-vertical-align="middle" draw:auto-grow-height="false" fo:min-height="1.3898in" fo:min-width="3.8984in" draw:shadow-opacity="0%" style:run-through="foreground"/>
    </style:style>
    <style:style style:name="gr54" style:family="graphic">
      <style:graphic-properties draw:fill-color="#ffffff" draw:opacity="0%" draw:textarea-horizontal-align="justify" draw:textarea-vertical-align="middle" draw:auto-grow-height="false" fo:min-height="0.3799in" fo:min-width="2.4583in" draw:shadow-opacity="0%" style:run-through="foreground"/>
    </style:style>
    <style:style style:name="gr55" style:family="graphic">
      <style:graphic-properties draw:stroke="none" svg:stroke-color="#000000" draw:marker-end="Arrowheads_20_1" draw:fill="none" draw:fill-color="#ffffff" fo:min-height="0.2425in" style:run-through="foreground"/>
    </style:style>
    <style:style style:name="gr56" style:family="graphic">
      <style:graphic-properties draw:textarea-horizontal-align="justify" draw:textarea-vertical-align="middle" draw:auto-grow-height="false" fo:min-height="0.261in" fo:min-width="1.4602in" style:run-through="foreground"/>
    </style:style>
    <style:style style:name="gr57" style:family="graphic">
      <style:graphic-properties draw:textarea-horizontal-align="justify" draw:textarea-vertical-align="middle" draw:auto-grow-height="false" fo:min-height="0.1382in" fo:min-width="1.2228in" style:run-through="foreground"/>
    </style:style>
    <style:style style:name="gr58" style:family="graphic">
      <style:graphic-properties draw:textarea-horizontal-align="justify" draw:textarea-vertical-align="middle" draw:auto-grow-height="false" fo:min-height="0.2575in" fo:min-width="0.7945in" style:run-through="foreground"/>
    </style:style>
    <style:style style:name="gr59" style:family="graphic">
      <style:graphic-properties draw:textarea-horizontal-align="justify" draw:textarea-vertical-align="middle" draw:auto-grow-height="false" fo:min-height="0.1535in" fo:min-width="1.0484in" style:run-through="foreground"/>
    </style:style>
    <style:style style:name="gr60" style:family="graphic">
      <style:graphic-properties draw:textarea-horizontal-align="justify" draw:textarea-vertical-align="middle" draw:auto-grow-height="false" fo:min-height="0.1752in" fo:min-width="1.0591in" style:run-through="foreground"/>
    </style:style>
    <style:style style:name="gr61" style:family="graphic">
      <style:graphic-properties draw:textarea-horizontal-align="justify" draw:textarea-vertical-align="middle" draw:auto-grow-height="false" fo:min-height="0.1839in" fo:min-width="1.222in" style:run-through="foreground"/>
    </style:style>
    <style:style style:name="gr62" style:family="graphic">
      <style:graphic-properties draw:fill-color="#ffffff" draw:opacity="0%" draw:textarea-horizontal-align="justify" draw:textarea-vertical-align="middle" draw:auto-grow-height="false" fo:min-height="4.0307in" fo:min-width="2.5972in" draw:shadow-opacity="0%" style:run-through="foreground"/>
    </style:style>
    <style:style style:name="gr63" style:family="graphic">
      <style:graphic-properties draw:textarea-horizontal-align="justify" draw:textarea-vertical-align="middle" draw:auto-grow-height="false" fo:min-height="0.198in" fo:min-width="1.222in" style:run-through="foreground"/>
    </style:style>
    <style:style style:name="gr64" style:family="graphic">
      <style:graphic-properties draw:textarea-horizontal-align="justify" draw:textarea-vertical-align="middle" draw:auto-grow-height="false" fo:min-height="0.1535in" fo:min-width="1.2236in" style:run-through="foreground"/>
    </style:style>
    <style:style style:name="gr65" style:family="graphic">
      <style:graphic-properties draw:fill-color="#ffffff" draw:opacity="0%" draw:textarea-horizontal-align="justify" draw:textarea-vertical-align="middle" draw:auto-grow-height="false" fo:min-height="0.7472in" fo:min-width="3.689in" draw:shadow-opacity="0%" style:run-through="foreground"/>
    </style:style>
    <style:style style:name="gr66" style:family="graphic">
      <style:graphic-properties draw:textarea-horizontal-align="justify" draw:textarea-vertical-align="middle" draw:auto-grow-height="false" fo:min-height="0.2429in" fo:min-width="1.2425in" style:run-through="foreground"/>
    </style:style>
    <style:style style:name="gr67" style:family="graphic">
      <style:graphic-properties draw:textarea-horizontal-align="justify" draw:textarea-vertical-align="middle" draw:auto-grow-height="false" fo:min-height="0.2417in" fo:min-width="2.0811in" style:run-through="foreground"/>
    </style:style>
    <style:style style:name="gr68" style:family="graphic">
      <style:graphic-properties draw:textarea-horizontal-align="justify" draw:textarea-vertical-align="middle" draw:auto-grow-height="false" fo:min-height="0.2181in" fo:min-width="0.5181in" style:run-through="foreground"/>
    </style:style>
    <style:style style:name="gr69" style:family="graphic">
      <style:graphic-properties draw:fill-color="#ffffff" draw:opacity="0%" draw:textarea-horizontal-align="justify" draw:textarea-vertical-align="middle" draw:auto-grow-height="false" fo:min-height="0.9126in" fo:min-width="1.4272in" draw:shadow-opacity="0%" style:run-through="foreground"/>
    </style:style>
    <style:style style:name="gr70" style:family="graphic">
      <style:graphic-properties draw:stroke="none" svg:stroke-color="#000000" draw:marker-end="Arrowheads_20_1" draw:fill="none" draw:fill-color="#ffffff" fo:min-height="0.1583in" style:run-through="foreground"/>
    </style:style>
    <style:style style:name="gr71" style:family="graphic">
      <style:graphic-properties draw:fill-color="#ffffff" draw:opacity="0%" draw:textarea-horizontal-align="justify" draw:textarea-vertical-align="middle" draw:auto-grow-height="false" fo:min-height="1.2492in" fo:min-width="1.4299in" draw:shadow-opacity="0%" style:run-through="foreground"/>
    </style:style>
    <style:style style:name="gr72" style:family="graphic">
      <style:graphic-properties draw:textarea-horizontal-align="justify" draw:textarea-vertical-align="middle" draw:auto-grow-height="false" fo:min-height="0.2866in" fo:min-width="1.2217in" style:run-through="foreground"/>
    </style:style>
    <style:style style:name="gr73" style:family="graphic">
      <style:graphic-properties draw:fill-color="#ffffff" draw:opacity="0%" draw:textarea-horizontal-align="justify" draw:textarea-vertical-align="middle" draw:auto-grow-height="false" fo:min-height="0.5335in" fo:min-width="2.311in" draw:shadow-opacity="0%" style:run-through="foreground"/>
    </style:style>
    <style:style style:name="gr74" style:family="graphic">
      <style:graphic-properties draw:stroke="none" svg:stroke-color="#000000" draw:marker-end="Arrowheads_20_1" draw:fill="none" draw:fill-color="#ffffff" fo:min-height="0.1591in" style:run-through="foreground"/>
    </style:style>
    <style:style style:name="gr75" style:family="graphic">
      <style:graphic-properties draw:fill-color="#ffffff" draw:opacity="0%" draw:textarea-horizontal-align="justify" draw:textarea-vertical-align="middle" draw:auto-grow-height="false" fo:min-height="5in" fo:min-width="3.8898in" draw:shadow-opacity="0%" style:run-through="foreground"/>
    </style:style>
    <style:style style:name="gr76" style:family="graphic">
      <style:graphic-properties draw:stroke="none" svg:stroke-color="#000000" draw:marker-end="Arrowheads_20_1" draw:fill="none" draw:fill-color="#ffffff" fo:min-height="0.1902in" style:run-through="foreground"/>
    </style:style>
    <style:style style:name="gr77" style:family="graphic">
      <style:graphic-properties draw:textarea-horizontal-align="justify" draw:textarea-vertical-align="middle" draw:auto-grow-height="false" fo:min-height="0.2626in" fo:min-width="1.461in" style:run-through="foreground"/>
    </style:style>
    <style:style style:name="gr78" style:family="graphic">
      <style:graphic-properties draw:textarea-horizontal-align="justify" draw:textarea-vertical-align="middle" draw:auto-grow-height="false" fo:min-height="0.1374in" fo:min-width="1.2228in" style:run-through="foreground"/>
    </style:style>
    <style:style style:name="gr79" style:family="graphic">
      <style:graphic-properties draw:textarea-horizontal-align="justify" draw:textarea-vertical-align="middle" draw:auto-grow-height="false" fo:min-height="0.2563in" fo:min-width="0.7945in" style:run-through="foreground"/>
    </style:style>
    <style:style style:name="gr80" style:family="graphic">
      <style:graphic-properties draw:textarea-horizontal-align="justify" draw:textarea-vertical-align="middle" draw:auto-grow-height="false" fo:min-height="0.1535in" fo:min-width="1.0492in" style:run-through="foreground"/>
    </style:style>
    <style:style style:name="gr81" style:family="graphic">
      <style:graphic-properties draw:textarea-horizontal-align="justify" draw:textarea-vertical-align="middle" draw:auto-grow-height="false" fo:min-height="0.1764in" fo:min-width="1.0591in" style:run-through="foreground"/>
    </style:style>
    <style:style style:name="gr82" style:family="graphic">
      <style:graphic-properties draw:textarea-horizontal-align="justify" draw:textarea-vertical-align="middle" draw:auto-grow-height="false" fo:min-height="0.1839in" fo:min-width="1.2217in" style:run-through="foreground"/>
    </style:style>
    <style:style style:name="gr83" style:family="graphic">
      <style:graphic-properties draw:fill-color="#ffffff" draw:opacity="0%" draw:textarea-horizontal-align="justify" draw:textarea-vertical-align="middle" draw:auto-grow-height="false" fo:min-height="4.0307in" fo:min-width="2.5984in" draw:shadow-opacity="0%" style:run-through="foreground"/>
    </style:style>
    <style:style style:name="gr84" style:family="graphic">
      <style:graphic-properties draw:textarea-horizontal-align="justify" draw:textarea-vertical-align="middle" draw:auto-grow-height="false" fo:min-height="0.1984in" fo:min-width="1.2217in" style:run-through="foreground"/>
    </style:style>
    <style:style style:name="gr85" style:family="graphic">
      <style:graphic-properties draw:textarea-horizontal-align="justify" draw:textarea-vertical-align="middle" draw:auto-grow-height="false" fo:min-height="0.2453in" fo:min-width="1.2457in" style:run-through="foreground"/>
    </style:style>
    <style:style style:name="gr86" style:family="graphic">
      <style:graphic-properties draw:textarea-horizontal-align="justify" draw:textarea-vertical-align="middle" draw:auto-grow-height="false" fo:min-height="0.2437in" fo:min-width="1.2429in" style:run-through="foreground"/>
    </style:style>
    <style:style style:name="gr87" style:family="graphic">
      <style:graphic-properties draw:textarea-horizontal-align="justify" draw:textarea-vertical-align="middle" draw:auto-grow-height="false" fo:min-height="0.2425in" fo:min-width="2.0819in" style:run-through="foreground"/>
    </style:style>
    <style:style style:name="gr88" style:family="graphic">
      <style:graphic-properties draw:fill-color="#ffffff" draw:opacity="0%" draw:textarea-horizontal-align="justify" draw:textarea-vertical-align="middle" draw:auto-grow-height="false" fo:min-height="0.911in" fo:min-width="1.4264in" draw:shadow-opacity="0%" style:run-through="foreground"/>
    </style:style>
    <style:style style:name="gr89" style:family="graphic">
      <style:graphic-properties draw:textarea-horizontal-align="justify" draw:textarea-vertical-align="middle" draw:auto-grow-height="false" fo:min-height="0.2417in" fo:min-width="1.261in" style:run-through="foreground"/>
    </style:style>
    <style:style style:name="gr90" style:family="graphic">
      <style:graphic-properties draw:fill-color="#ffffff" draw:opacity="0%" draw:textarea-horizontal-align="justify" draw:textarea-vertical-align="middle" draw:auto-grow-height="false" fo:min-height="1.25in" fo:min-width="1.4283in" draw:shadow-opacity="0%" style:run-through="foreground"/>
    </style:style>
    <style:style style:name="gr91" style:family="graphic">
      <style:graphic-properties draw:textarea-horizontal-align="justify" draw:textarea-vertical-align="middle" draw:auto-grow-height="false" fo:min-height="0.2854in" fo:min-width="1.222in" style:run-through="foreground"/>
    </style:style>
    <style:style style:name="gr92" style:family="graphic">
      <style:graphic-properties draw:textarea-horizontal-align="justify" draw:textarea-vertical-align="middle" draw:auto-grow-height="false" fo:min-height="0.2862in" fo:min-width="1.2228in" style:run-through="foreground"/>
    </style:style>
    <style:style style:name="gr93" style:family="graphic">
      <style:graphic-properties draw:fill-color="#ffffff" draw:opacity="0%" draw:textarea-horizontal-align="justify" draw:textarea-vertical-align="middle" draw:auto-grow-height="false" fo:min-height="0.5335in" fo:min-width="2.3102in" draw:shadow-opacity="0%" style:run-through="foreground"/>
    </style:style>
    <style:style style:name="gr94" style:family="graphic">
      <style:graphic-properties draw:fill-color="#ffffff" draw:opacity="0%" draw:textarea-horizontal-align="justify" draw:textarea-vertical-align="middle" draw:auto-grow-height="false" fo:min-height="4.9835in" fo:min-width="3.889in" draw:shadow-opacity="0%" style:run-through="foreground"/>
    </style:style>
    <style:style style:name="gr95" style:family="graphic">
      <style:graphic-properties draw:stroke="none" svg:stroke-color="#000000" draw:marker-end="Arrowheads_20_1" draw:fill="none" draw:fill-color="#ffffff" fo:min-height="0.1909in" style:run-through="foreground"/>
    </style:style>
    <style:style style:name="gr96" style:family="graphic">
      <style:graphic-properties draw:textarea-horizontal-align="justify" draw:textarea-vertical-align="middle" draw:auto-grow-height="false" fo:min-height="0.2437in" fo:min-width="1.1909in" style:run-through="foreground"/>
    </style:style>
    <style:style style:name="gr97" style:family="graphic">
      <style:graphic-properties draw:textarea-horizontal-align="justify" draw:textarea-vertical-align="middle" draw:auto-grow-height="false" fo:min-height="0.1909in" fo:min-width="1.1909in" style:run-through="foreground"/>
    </style:style>
    <style:style style:name="gr98" style:family="graphic">
      <style:graphic-properties draw:fill-color="#ffffff" draw:opacity="0%" draw:textarea-horizontal-align="justify" draw:textarea-vertical-align="middle" draw:auto-grow-height="false" fo:min-height="1.3909in" fo:min-width="3.8984in" draw:shadow-opacity="0%" style:run-through="foreground"/>
    </style:style>
    <style:style style:name="gr99" style:family="graphic">
      <style:graphic-properties draw:textarea-horizontal-align="justify" draw:textarea-vertical-align="middle" draw:auto-grow-height="false" fo:min-height="0.2437in" fo:min-width="1.2453in" style:run-through="foreground"/>
    </style:style>
    <style:style style:name="gr100" style:family="graphic">
      <style:graphic-properties draw:textarea-horizontal-align="justify" draw:textarea-vertical-align="middle" draw:auto-grow-height="false" fo:min-height="0.2425in" fo:min-width="1.2626in" style:run-through="foreground"/>
    </style:style>
    <style:style style:name="gr101" style:family="graphic">
      <style:graphic-properties draw:stroke="none" svg:stroke-color="#000000" draw:marker-end="Arrowheads_20_1" draw:fill="none" draw:fill-color="#ffffff" fo:min-height="0.1898in" style:run-through="foreground"/>
    </style:style>
    <style:style style:name="gr102" style:family="graphic">
      <style:graphic-properties draw:textarea-horizontal-align="justify" draw:textarea-vertical-align="middle" draw:auto-grow-height="false" fo:min-height="0.2445in" fo:min-width="1.1902in" style:run-through="foreground"/>
    </style:style>
    <style:style style:name="gr103" style:family="graphic">
      <style:graphic-properties draw:textarea-horizontal-align="justify" draw:textarea-vertical-align="middle" draw:auto-grow-height="false" fo:min-height="0.1902in" fo:min-width="1.1902in" style:run-through="foreground"/>
    </style:style>
    <style:style style:name="gr104" style:family="graphic">
      <style:graphic-properties draw:stroke="none" svg:stroke-color="#000000" draw:marker-start="Arrowheads_20_1" draw:marker-end="Arrowheads_20_1" draw:fill="none" draw:fill-color="#ffffff" fo:min-height="0.228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frame draw:name="Shape9" draw:style-name="gr2" draw:text-style-name="P2" svg:width="2.3894in" svg:height="0.278in" svg:x="3.4827in" svg:y="-0.3098in"><draw:text-box><text:p>WiFLX operating on PlutoSDR</text:p></draw:text-box></draw:frame><draw:line draw:name="Shape8" draw:style-name="gr3" draw:text-style-name="P3" svg:x1="3.9614in" svg:y1="6.4791in" svg:x2="7.2996in" svg:y2="6.4606in"><text:p/></draw:line><draw:custom-shape draw:name="Shape1" draw:style-name="gr4" draw:text-style-name="P4" svg:width="1.4713in" svg:height="0.3189in" svg:x="6.7055in" svg:y="0.9346in"><text:p text:style-name="P3"><text:span text:style-name="T1">Endpo</text:span><text:span text:style-name="T1">int </text:span><text:span text:style-name="T1">MAC-</text:span><text:span text:style-name="T1">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" draw:text-style-name="P4" svg:width="1.2303in" svg:height="0.1697in" svg:x="7.2098in" svg:y="2.1839in"><text:p text:style-name="P3"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 </text:span><text:span text:style-name="T1">F</text:span><text:span text:style-name="T1">S</text:span><text:span text:style-name="T1">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" draw:text-style-name="P3" svg:width="0.7988in" svg:height="0.3114in" svg:x="6.2736in" svg:y="1.4756in"><text:p text:style-name="P3">TUNTAP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" draw:text-style-name="P4" svg:width="1.0559in" svg:height="0.1878in" svg:x="7.2992in" svg:y="3.3602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" draw:text-style-name="P4" svg:width="1.0657in" svg:height="0.2122in" svg:x="7.2772in" svg:y="3.9028in"><text:p text:style-name="P3"><text:span text:style-name="T1">R</text:span><text:span text:style-name="T1">A</text:span><text:span text:style-name="T1">D</text:span><text:span text:style-name="T1">I</text:span><text:span text:style-name="T1">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9" draw:text-style-name="P4" svg:width="1.2303in" svg:height="0.2252in" svg:x="7.2189in" svg:y="4.324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0" draw:text-style-name="P5" svg:width="2.6157in" svg:height="4.9051in" svg:x="6.0957in" svg:y="0.3504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1" draw:text-style-name="P4" svg:width="1.2303in" svg:height="0.2406in" svg:x="7.2189in" svg:y="4.5937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2" draw:text-style-name="P4" svg:width="1.2323in" svg:height="0.187in" svg:x="7.2291in" svg:y="4.9504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3" draw:text-style-name="P4" svg:width="1.1988in" svg:height="0.2961in" svg:x="7.2528in" svg:y="5.4685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4" draw:text-style-name="P5" svg:width="3.7142in" svg:height="0.9071in" svg:x="4.9972in" svg:y="5.35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5" draw:text-style-name="P4" svg:width="1.2504in" svg:height="0.2961in" svg:x="5.9075in" svg:y="5.4748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6" draw:text-style-name="P4" svg:width="2.0949in" svg:height="0.2953in" svg:x="5.0654in" svg:y="5.9083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17" draw:text-style-name="P4" svg:width="0.737in" svg:height="0.3732in" svg:x="5.0571in" svg:y="4.6886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8" draw:text-style-name="P6" svg:width="1.437in" svg:height="1.1079in" svg:x="7.1398in" svg:y="3.1118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9" draw:text-style-name="P4" svg:width="1.1886in" svg:height="0.2961in" svg:x="7.2992in" svg:y="6.3449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3" svg:x1="8.0972in" svg:y1="3.9031in" svg:x2="8.0862in" svg:y2="3.5287in"><text:p/></draw:line><draw:frame draw:name="Shape6" draw:style-name="gr21" draw:text-style-name="P7" svg:width="0.3988in" svg:height="0.3031in" svg:x="7.5953in" svg:y="3.1118in"><draw:text-box><text:p><text:span text:style-name="T1">PHY</text:span></text:p></draw:text-box></draw:frame><draw:custom-shape draw:name="Shape1" draw:style-name="gr22" draw:text-style-name="P5" svg:width="1.4378in" svg:height="1.5197in" svg:x="7.1516in" svg:y="1.4756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23" draw:text-style-name="P7" svg:width="0.3988in" svg:height="0.2441in" svg:x="7.6075in" svg:y="1.4965in"><draw:text-box><text:p><text:span text:style-name="T1">MAC</text:span></text:p></draw:text-box></draw:frame><draw:custom-shape draw:name="Shape2" draw:style-name="gr24" draw:text-style-name="P4" svg:width="1.2303in" svg:height="0.3496in" svg:x="7.2437in" svg:y="2.5in"><text:p text:style-name="P3"><text:span text:style-name="T1">PACKE</text:span><text:span text:style-name="T1">T</text:span></text:p><text:p text:style-name="P3"><text:span text:style-name="T1">SCHED</text:span><text:span text:style-name="T1">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25" draw:text-style-name="P8" svg:width="0.9232in" svg:height="0.2189in" svg:x="6.9228in" svg:y="0.3504in"><draw:text-box><text:p text:style-name="P3"><text:span text:style-name="T1">WIFLX_RM</text:span></text:p></draw:text-box></draw:frame><draw:custom-shape draw:name="Shape1" draw:style-name="gr26" draw:text-style-name="P5" svg:width="2.3252in" svg:height="0.6476in" svg:x="6.2839in" svg:y="0.6673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27" draw:text-style-name="P8" svg:width="0.9217in" svg:height="0.1961in" svg:x="6.9016in" svg:y="0.6673in"><draw:text-box><text:p text:style-name="P3"><text:span text:style-name="T1">L2IWF</text:span></text:p></draw:text-box></draw:frame><draw:frame draw:name="Shape6" draw:style-name="gr28" draw:text-style-name="P8" svg:width="0.9224in" svg:height="0.2197in" svg:x="4.9854in" svg:y="5.4748in"><draw:text-box><text:p text:style-name="P3"><text:span text:style-name="T1">Linux </text:span><text:span text:style-name="T1">Kernel</text:span></text:p></draw:text-box></draw:frame><draw:line draw:name="Shape5" draw:style-name="gr20" draw:text-style-name="P3" svg:x1="7.55in" svg:y1="3.5472in" svg:x2="7.5606in" svg:y2="3.9217in"><text:p/></draw:line><draw:line draw:name="Shape4" draw:style-name="gr29" draw:text-style-name="P3" svg:x1="6.6488in" svg:y1="1.7874in" svg:x2="6.6488in" svg:y2="5.476in"><text:p/></draw:line><draw:line draw:name="Shape4" draw:style-name="gr29" draw:text-style-name="P3" svg:x1="7.8799in" svg:y1="5.7642in" svg:x2="7.8799in" svg:y2="6.3445in"><text:p/></draw:line><draw:line draw:name="Shape7" draw:style-name="gr29" draw:text-style-name="P3" svg:x1="5.4299in" svg:y1="5.0626in" svg:x2="5.4409in" svg:y2="5.9079in"><text:p/></draw:line><draw:custom-shape draw:name="Shape1" draw:style-name="gr30" draw:text-style-name="P5" svg:width="3.915in" svg:height="6.4453in" svg:x="4.8992in" svg:y="0.2882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31" draw:text-style-name="P9" svg:width="0.9232in" svg:height="0.2358in" svg:x="4.9988in" svg:y="0.3965in"><draw:text-box><text:p text:style-name="P3">PlutoSDR</text:p></draw:text-box></draw:frame><draw:custom-shape draw:name="Shape1" draw:style-name="gr32" draw:text-style-name="P4" svg:width="1.4713in" svg:height="0.3177in" svg:x="2.1807in" svg:y="0.9268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3" draw:text-style-name="P4" svg:width="1.2303in" svg:height="0.1689in" svg:x="2.6835in" svg:y="2.1756in"><text:p text:style-name="P3"><text:span text:style-name="T1">PROTOCOL 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" draw:text-style-name="P3" svg:width="0.7988in" svg:height="0.3114in" svg:x="1.748in" svg:y="1.4681in"><text:p text:style-name="P3">TUNTAP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4" draw:text-style-name="P4" svg:width="1.0567in" svg:height="0.1862in" svg:x="2.772in" svg:y="3.3539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5" draw:text-style-name="P4" svg:width="1.0661in" svg:height="0.213in" svg:x="2.75in" svg:y="3.8949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6" draw:text-style-name="P4" svg:width="1.2303in" svg:height="0.2248in" svg:x="2.6929in" svg:y="4.3173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37" draw:text-style-name="P5" svg:width="2.6157in" svg:height="4.9043in" svg:x="1.5693in" svg:y="0.3437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1" draw:text-style-name="P4" svg:width="1.2303in" svg:height="0.2406in" svg:x="2.6929in" svg:y="4.5858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8" draw:text-style-name="P4" svg:width="1.2331in" svg:height="0.187in" svg:x="2.7028in" svg:y="4.9429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39" draw:text-style-name="P4" svg:width="1.1996in" svg:height="0.2961in" svg:x="2.7264in" svg:y="5.461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40" draw:text-style-name="P5" svg:width="3.7134in" svg:height="0.9098in" svg:x="0.4717in" svg:y="5.3417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41" draw:text-style-name="P4" svg:width="1.2512in" svg:height="0.2969in" svg:x="1.3811in" svg:y="5.4673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42" draw:text-style-name="P4" svg:width="2.0933in" svg:height="0.2961in" svg:x="0.5402in" svg:y="5.9004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43" draw:text-style-name="P4" svg:width="0.7362in" svg:height="0.374in" svg:x="0.5307in" svg:y="4.6819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44" draw:text-style-name="P6" svg:width="1.4362in" svg:height="1.1087in" svg:x="2.6126in" svg:y="3.1039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45" draw:text-style-name="P4" svg:width="1.1898in" svg:height="0.2933in" svg:x="2.772in" svg:y="6.3386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3" svg:x1="3.5709in" svg:y1="3.8953in" svg:x2="3.5598in" svg:y2="3.5209in"><text:p/></draw:line><draw:frame draw:name="Shape6" draw:style-name="gr23" draw:text-style-name="P7" svg:width="0.4004in" svg:height="0.2441in" svg:x="3.1327in" svg:y="3.1039in"><draw:text-box><text:p><text:span text:style-name="T1">PHY</text:span></text:p></draw:text-box></draw:frame><draw:custom-shape draw:name="Shape1" draw:style-name="gr22" draw:text-style-name="P5" svg:width="1.4378in" svg:height="1.5197in" svg:x="2.6256in" svg:y="1.4681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46" draw:text-style-name="P4" svg:width="1.2303in" svg:height="0.3476in" svg:x="2.6827in" svg:y="1.7327in"><text:p text:style-name="P3"><text:span text:style-name="T1">CLIEN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47" draw:text-style-name="P7" svg:width="0.3996in" svg:height="0.2449in" svg:x="3.0807in" svg:y="1.4882in"><draw:text-box><text:p><text:span text:style-name="T1">MAC</text:span></text:p></draw:text-box></draw:frame><draw:custom-shape draw:name="Shape2" draw:style-name="gr48" draw:text-style-name="P4" svg:width="1.2303in" svg:height="0.3504in" svg:x="2.7181in" svg:y="2.4921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25" draw:text-style-name="P8" svg:width="0.9224in" svg:height="0.2189in" svg:x="2.398in" svg:y="0.3437in"><draw:text-box><text:p text:style-name="P3"><text:span text:style-name="T1">WIFLX_AP</text:span></text:p></draw:text-box></draw:frame><draw:custom-shape draw:name="Shape1" draw:style-name="gr49" draw:text-style-name="P5" svg:width="2.3252in" svg:height="0.6488in" svg:x="1.7583in" svg:y="0.6594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50" draw:text-style-name="P8" svg:width="0.9224in" svg:height="0.1933in" svg:x="2.3744in" svg:y="0.6594in"><draw:text-box><text:p text:style-name="P3"><text:span text:style-name="T1">L2IWF</text:span></text:p></draw:text-box></draw:frame><draw:frame draw:name="Shape6" draw:style-name="gr28" draw:text-style-name="P8" svg:width="0.9213in" svg:height="0.2197in" svg:x="0.4602in" svg:y="5.4673in"><draw:text-box><text:p text:style-name="P3"><text:span text:style-name="T1">Linux Kernel</text:span></text:p></draw:text-box></draw:frame><draw:line draw:name="Shape5" draw:style-name="gr20" draw:text-style-name="P3" svg:x1="3.0236in" svg:y1="3.5394in" svg:x2="3.0343in" svg:y2="3.9138in"><text:p/></draw:line><draw:line draw:name="Shape4" draw:style-name="gr29" draw:text-style-name="P3" svg:x1="2.1232in" svg:y1="1.7795in" svg:x2="2.1232in" svg:y2="5.4681in"><text:p/></draw:line><draw:line draw:name="Shape4" draw:style-name="gr29" draw:text-style-name="P3" svg:x1="3.3539in" svg:y1="5.7567in" svg:x2="3.3539in" svg:y2="6.337in"><text:p/></draw:line><draw:line draw:name="Shape7" draw:style-name="gr29" draw:text-style-name="P3" svg:x1="0.9035in" svg:y1="5.0551in" svg:x2="0.9146in" svg:y2="5.9004in"><text:p/></draw:line><draw:custom-shape draw:name="Shape1" draw:style-name="gr51" draw:text-style-name="P5" svg:width="3.915in" svg:height="6.4461in" svg:x="0.3736in" svg:y="0.2799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52" draw:text-style-name="P9" svg:width="0.9213in" svg:height="0.235in" svg:x="0.4728in" svg:y="0.3886in"><draw:text-box><text:p text:style-name="P3">PlutoSDR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custom-shape draw:name="Shape1" draw:style-name="gr53" draw:text-style-name="P5" svg:width="3.8988in" svg:height="1.3898in" svg:x="0.398in" svg:y="5.5598in"><text:p/><draw:enhanced-geometry svg:viewBox="0 0 21600 21600" draw:type="rectangle" draw:enhanced-path="M 0 0 L 21600 0 21600 21600 0 21600 0 0 Z N"/></draw:custom-shape><draw:line draw:name="Shape8" draw:style-name="gr3" draw:text-style-name="P3" svg:x1="4.076in" svg:y1="6.7618in" svg:x2="7.3217in" svg:y2="6.7618in"><text:p/></draw:line><draw:custom-shape draw:name="Shape1" draw:style-name="gr54" draw:text-style-name="P5" svg:width="2.4587in" svg:height="0.3803in" svg:x="1.676in" svg:y="6.1862in"><text:p/><draw:enhanced-geometry svg:viewBox="0 0 21600 21600" draw:type="rectangle" draw:enhanced-path="M 0 0 L 21600 0 21600 21600 0 21600 0 0 Z N"/></draw:custom-shape><draw:frame draw:name="Shape6" draw:style-name="gr55" draw:text-style-name="P9" svg:width="1.0398in" svg:height="0.2425in" svg:x="0.4646in" svg:y="0.3693in"><draw:text-box><text:p text:style-name="P3">x86 Host</text:p></draw:text-box></draw:frame><draw:custom-shape draw:name="Shape1" draw:style-name="gr56" draw:text-style-name="P4" svg:width="1.4606in" svg:height="0.2614in" svg:x="6.6965in" svg:y="0.7984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7" draw:text-style-name="P4" svg:width="1.2232in" svg:height="0.1386in" svg:x="7.1961in" svg:y="1.8256in"><text:p text:style-name="P3"><text:span text:style-name="T1">PROTOCOL 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8" draw:text-style-name="P10" svg:width="0.7949in" svg:height="0.2579in" svg:x="6.2669in" svg:y="1.2421in"><text:p text:style-name="P3"><text:span text:style-name="T2">TUNTAP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9" draw:text-style-name="P4" svg:width="1.0488in" svg:height="0.1539in" svg:x="7.2846in" svg:y="2.7929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0" draw:text-style-name="P4" svg:width="1.0594in" svg:height="0.1752in" svg:x="7.2626in" svg:y="3.2374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1" draw:text-style-name="P4" svg:width="1.2224in" svg:height="0.1843in" svg:x="7.2055in" svg:y="3.5854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2" draw:text-style-name="P6" svg:width="2.5976in" svg:height="4.0307in" svg:x="6.0906in" svg:y="0.3193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3" draw:text-style-name="P4" svg:width="1.2224in" svg:height="0.198in" svg:x="7.2055in" svg:y="3.8055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4" draw:text-style-name="P4" svg:width="1.224in" svg:height="0.1539in" svg:x="7.2169in" svg:y="4.0992in"><text:p text:style-name="P3"><text:span text:style-name="T1">LibIIO (network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5" draw:text-style-name="P6" svg:width="3.6894in" svg:height="0.7476in" svg:x="4.9988in" svg:y="4.4272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6" draw:text-style-name="P4" svg:width="1.2425in" svg:height="0.2433in" svg:x="5.9028in" svg:y="4.5311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7" draw:text-style-name="P4" svg:width="2.0815in" svg:height="0.2421in" svg:x="5.0654in" svg:y="4.8866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68" draw:text-style-name="P4" svg:width="0.7323in" svg:height="0.3071in" svg:x="5.0579in" svg:y="3.8846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9" draw:text-style-name="P6" svg:width="1.4276in" svg:height="0.913in" svg:x="7.1264in" svg:y="2.5866in"><text:p/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10" svg:x1="8.078in" svg:y1="3.2374in" svg:x2="8.0669in" svg:y2="2.9299in"><text:p/></draw:line><draw:frame draw:name="Shape6" draw:style-name="gr70" draw:text-style-name="P7" svg:width="0.398in" svg:height="0.1606in" svg:x="7.6555in" svg:y="2.5866in"><draw:text-box><text:p><text:span text:style-name="T1">PHY</text:span></text:p></draw:text-box></draw:frame><draw:custom-shape draw:name="Shape1" draw:style-name="gr71" draw:text-style-name="P6" svg:width="1.4303in" svg:height="1.2496in" svg:x="7.1378in" svg:y="1.2421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0" draw:text-style-name="P7" svg:width="0.3976in" svg:height="0.1606in" svg:x="7.5909in" svg:y="1.261in"><draw:text-box><text:p><text:span text:style-name="T1">MAC</text:span></text:p></draw:text-box></draw:frame><draw:custom-shape draw:name="Shape2" draw:style-name="gr72" draw:text-style-name="P4" svg:width="1.2217in" svg:height="0.287in" svg:x="7.2299in" svg:y="2.0854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0" draw:text-style-name="P8" svg:width="0.9177in" svg:height="0.1606in" svg:x="6.9118in" svg:y="0.3193in"><draw:text-box><text:p text:style-name="P3"><text:span text:style-name="T1">WIFLX_RM</text:span></text:p></draw:text-box></draw:frame><draw:custom-shape draw:name="Shape1" draw:style-name="gr73" draw:text-style-name="P6" svg:width="2.3114in" svg:height="0.5335in" svg:x="6.2772in" svg:y="0.5776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4" draw:text-style-name="P8" svg:width="0.9169in" svg:height="0.1606in" svg:x="6.889in" svg:y="0.5776in"><draw:text-box><text:p text:style-name="P3"><text:span text:style-name="T1">L2IWF</text:span></text:p></draw:text-box></draw:frame><draw:frame draw:name="Shape6" draw:style-name="gr70" draw:text-style-name="P8" svg:width="0.9161in" svg:height="0.1606in" svg:x="4.9878in" svg:y="4.5311in"><draw:text-box><text:p text:style-name="P3"><text:span text:style-name="T1">Linux Kernel</text:span></text:p></draw:text-box></draw:frame><draw:line draw:name="Shape5" draw:style-name="gr20" draw:text-style-name="P10" svg:x1="7.5346in" svg:y1="2.9457in" svg:x2="7.5453in" svg:y2="3.2531in"><text:p/></draw:line><draw:line draw:name="Shape4" draw:style-name="gr29" draw:text-style-name="P10" svg:x1="6.6398in" svg:y1="1.4992in" svg:x2="6.6398in" svg:y2="4.5315in"><text:p/></draw:line><draw:line draw:name="Shape4" draw:style-name="gr29" draw:text-style-name="P10" svg:x1="7.8272in" svg:y1="4.2524in" svg:x2="7.8272in" svg:y2="5.5929in"><text:p/></draw:line><draw:line draw:name="Shape7" draw:style-name="gr29" draw:text-style-name="P10" svg:x1="5.428in" svg:y1="4.1909in" svg:x2="5.439in" svg:y2="4.8858in"><text:p/></draw:line><draw:custom-shape draw:name="Shape1" draw:style-name="gr75" draw:text-style-name="P6" svg:width="3.8898in" svg:height="5.0004in" svg:x="4.9008in" svg:y="0.2665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6" draw:text-style-name="P11" svg:width="0.9169in" svg:height="0.1925in" svg:x="5in" svg:y="0.3555in"><draw:text-box><text:p text:style-name="P3"><text:span text:style-name="T2">x86 Host</text:span></text:p></draw:text-box></draw:frame><draw:custom-shape draw:name="Shape1" draw:style-name="gr77" draw:text-style-name="P4" svg:width="1.4614in" svg:height="0.263in" svg:x="2.2008in" svg:y="0.7917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8" draw:text-style-name="P4" svg:width="1.2232in" svg:height="0.1378in" svg:x="2.7in" svg:y="1.8193in"><text:p text:style-name="P3"><text:span text:style-name="T1">PROTOCOL 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9" draw:text-style-name="P10" svg:width="0.7949in" svg:height="0.2567in" svg:x="1.7701in" svg:y="1.2362in"><text:p text:style-name="P3"><text:span text:style-name="T2">TUNTAP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0" draw:text-style-name="P4" svg:width="1.0496in" svg:height="0.1539in" svg:x="2.789in" svg:y="2.7866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1" draw:text-style-name="P4" svg:width="1.0594in" svg:height="0.1768in" svg:x="2.7661in" svg:y="3.2303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2" draw:text-style-name="P4" svg:width="1.2217in" svg:height="0.1843in" svg:x="2.7098in" svg:y="3.5791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83" draw:text-style-name="P6" svg:width="2.5988in" svg:height="4.0307in" svg:x="1.5937in" svg:y="0.3126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4" draw:text-style-name="P4" svg:width="1.2217in" svg:height="0.1988in" svg:x="2.7098in" svg:y="3.7984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4" draw:text-style-name="P4" svg:width="1.224in" svg:height="0.1539in" svg:x="2.7209in" svg:y="4.0929in"><text:p text:style-name="P3"><text:span text:style-name="T1">LibIIO (network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85" draw:text-style-name="P4" svg:width="1.2461in" svg:height="0.2453in" svg:x="2.8071in" svg:y="6.2673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5" draw:text-style-name="P6" svg:width="3.6894in" svg:height="0.7476in" svg:x="0.5035in" svg:y="4.4209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86" draw:text-style-name="P4" svg:width="1.2433in" svg:height="0.2441in" svg:x="1.4071in" svg:y="4.5244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87" draw:text-style-name="P4" svg:width="2.0823in" svg:height="0.2425in" svg:x="0.5697in" svg:y="4.8803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68" draw:text-style-name="P4" svg:width="0.7323in" svg:height="0.3071in" svg:x="0.5618in" svg:y="3.8783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88" draw:text-style-name="P6" svg:width="1.4268in" svg:height="0.9114in" svg:x="2.6315in" svg:y="2.5811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89" draw:text-style-name="P4" svg:width="1.2614in" svg:height="0.2421in" svg:x="2.8146in" svg:y="6.622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10" svg:x1="3.5823in" svg:y1="3.2319in" svg:x2="3.5713in" svg:y2="2.9244in"><text:p/></draw:line><draw:frame draw:name="Shape6" draw:style-name="gr74" draw:text-style-name="P7" svg:width="0.398in" svg:height="0.1606in" svg:x="3.1724in" svg:y="2.5811in"><draw:text-box><text:p><text:span text:style-name="T1">PHY</text:span></text:p></draw:text-box></draw:frame><draw:custom-shape draw:name="Shape1" draw:style-name="gr90" draw:text-style-name="P6" svg:width="1.4287in" svg:height="1.2504in" svg:x="2.6425in" svg:y="1.2362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91" draw:text-style-name="P4" svg:width="1.2224in" svg:height="0.2858in" svg:x="2.6996in" svg:y="1.4539in"><text:p text:style-name="P3"><text:span text:style-name="T1">CLIEN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4" draw:text-style-name="P7" svg:width="0.3976in" svg:height="0.1606in" svg:x="3.0953in" svg:y="1.2528in"><draw:text-box><text:p><text:span text:style-name="T1">MAC</text:span></text:p></draw:text-box></draw:frame><draw:custom-shape draw:name="Shape2" draw:style-name="gr92" draw:text-style-name="P4" svg:width="1.2232in" svg:height="0.2862in" svg:x="2.7343in" svg:y="2.0791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0" draw:text-style-name="P8" svg:width="0.9169in" svg:height="0.1606in" svg:x="2.4154in" svg:y="0.3126in"><draw:text-box><text:p text:style-name="P3"><text:span text:style-name="T1">WIFLX_AP</text:span></text:p></draw:text-box></draw:frame><draw:custom-shape draw:name="Shape1" draw:style-name="gr93" draw:text-style-name="P6" svg:width="2.3106in" svg:height="0.5335in" svg:x="1.7807in" svg:y="0.572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4" draw:text-style-name="P8" svg:width="0.9161in" svg:height="0.1606in" svg:x="2.3937in" svg:y="0.572in"><draw:text-box><text:p text:style-name="P3"><text:span text:style-name="T1">L2IWF</text:span></text:p></draw:text-box></draw:frame><draw:frame draw:name="Shape6" draw:style-name="gr74" draw:text-style-name="P8" svg:width="0.915in" svg:height="0.1606in" svg:x="0.4917in" svg:y="4.5244in"><draw:text-box><text:p text:style-name="P3"><text:span text:style-name="T1">Linux Kernel</text:span></text:p></draw:text-box></draw:frame><draw:line draw:name="Shape5" draw:style-name="gr20" draw:text-style-name="P10" svg:x1="3.0382in" svg:y1="2.9394in" svg:x2="3.0488in" svg:y2="3.2469in"><text:p/></draw:line><draw:line draw:name="Shape4" draw:style-name="gr29" draw:text-style-name="P10" svg:x1="2.1437in" svg:y1="1.4929in" svg:x2="2.1437in" svg:y2="4.5252in"><text:p/></draw:line><draw:line draw:name="Shape4" draw:style-name="gr29" draw:text-style-name="P10" svg:x1="3.3461in" svg:y1="4.2461in" svg:x2="3.3591in" svg:y2="5.6409in"><text:p/></draw:line><draw:line draw:name="Shape7" draw:style-name="gr29" draw:text-style-name="P10" svg:x1="0.9319in" svg:y1="4.1846in" svg:x2="0.9429in" svg:y2="4.8795in"><text:p/></draw:line><draw:custom-shape draw:name="Shape1" draw:style-name="gr94" draw:text-style-name="P6" svg:width="3.8894in" svg:height="4.9835in" svg:x="0.4055in" svg:y="0.2602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95" draw:text-style-name="P11" svg:width="0.9161in" svg:height="0.1925in" svg:x="0.4791in" svg:y="5.6921in"><draw:text-box><text:p text:style-name="P3"><text:span text:style-name="T2">PlutoSDR</text:span></text:p></draw:text-box></draw:frame><draw:custom-shape draw:name="Shape1" draw:style-name="gr96" draw:text-style-name="P4" svg:width="1.1913in" svg:height="0.2441in" svg:x="2.8453in" svg:y="5.6165in"><text:p text:style-name="P3"><text:span text:style-name="T1">IIOD Serv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4" draw:text-style-name="P8" svg:width="0.9157in" svg:height="0.1606in" svg:x="1.7378in" svg:y="6.2921in"><draw:text-box><text:p text:style-name="P3"><text:span text:style-name="T1">Linux Kernel</text:span></text:p></draw:text-box></draw:frame><draw:frame draw:name="Shape6" draw:style-name="gr76" draw:text-style-name="P11" svg:width="0.7232in" svg:height="0.1925in" svg:x="2.6996in" svg:y="5.302in"><draw:text-box><text:p text:style-name="P3"><text:span text:style-name="T2">USB</text:span></text:p></draw:text-box></draw:frame><draw:frame draw:name="Shape6" draw:style-name="gr76" draw:text-style-name="P11" svg:width="0.5941in" svg:height="0.1925in" svg:x="7.1181in" svg:y="5.3402in"><draw:text-box><text:p text:style-name="P3"><text:span text:style-name="T2">USB</text:span></text:p></draw:text-box></draw:frame><draw:custom-shape draw:name="Shape1" draw:style-name="gr97" draw:text-style-name="P4" svg:width="1.1913in" svg:height="0.1913in" svg:x="2.8453in" svg:y="5.9421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98" draw:text-style-name="P5" svg:width="3.8988in" svg:height="1.3913in" svg:x="4.8791in" svg:y="5.5354in"><text:p/><draw:enhanced-geometry svg:viewBox="0 0 21600 21600" draw:type="rectangle" draw:enhanced-path="M 0 0 L 21600 0 21600 21600 0 21600 0 0 Z N"/></draw:custom-shape><draw:custom-shape draw:name="Shape1" draw:style-name="gr54" draw:text-style-name="P5" svg:width="2.4587in" svg:height="0.3803in" svg:x="6.1583in" svg:y="6.1626in"><text:p/><draw:enhanced-geometry svg:viewBox="0 0 21600 21600" draw:type="rectangle" draw:enhanced-path="M 0 0 L 21600 0 21600 21600 0 21600 0 0 Z N"/></draw:custom-shape><draw:custom-shape draw:name="Shape1" draw:style-name="gr99" draw:text-style-name="P4" svg:width="1.2453in" svg:height="0.2441in" svg:x="7.2898in" svg:y="6.2445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00" draw:text-style-name="P4" svg:width="1.263in" svg:height="0.2425in" svg:x="7.2953in" svg:y="6.5984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101" draw:text-style-name="P11" svg:width="0.9157in" svg:height="0.1925in" svg:x="4.9614in" svg:y="5.6693in"><draw:text-box><text:p text:style-name="P3"><text:span text:style-name="T2">PlutoSDR</text:span></text:p></draw:text-box></draw:frame><draw:custom-shape draw:name="Shape1" draw:style-name="gr102" draw:text-style-name="P4" svg:width="1.1906in" svg:height="0.2449in" svg:x="7.328in" svg:y="5.5929in"><text:p text:style-name="P3"><text:span text:style-name="T1">IIOD Serv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4" draw:text-style-name="P8" svg:width="0.915in" svg:height="0.1606in" svg:x="6.2197in" svg:y="6.2681in"><draw:text-box><text:p text:style-name="P3"><text:span text:style-name="T1">Linux Kernel</text:span></text:p></draw:text-box></draw:frame><draw:custom-shape draw:name="Shape1" draw:style-name="gr103" draw:text-style-name="P4" svg:width="1.1906in" svg:height="0.1906in" svg:x="7.328in" svg:y="5.9185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frame draw:name="Shape9" draw:style-name="gr104" draw:text-style-name="P2" svg:width="2.3724in" svg:height="0.2287in" svg:x="3.5315in" svg:y="-0.2181in"><draw:text-box><text:p>WiFLX operating on x86 Host</text:p></draw:text-box></draw:fram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0:54:00.615774185</meta:creation-date>
    <dc:date>2021-03-17T15:55:16.558607051</dc:date>
    <meta:editing-duration>PT3H57M20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